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10">
            <text:p>ZTCG_TYPE</text:p>
          </table:table-cell>
          <table:table-cell table:style-name="ce2" office:value-type="string" calcext:value-type="string">
            <text:p>TYPE_MOB</text:p>
          </table:table-cell>
          <table:table-cell/>
          <table:table-cell table:style-name="ce1" office:value-type="string" calcext:value-type="string" table:number-columns-spanned="1" table:number-rows-spanned="7">
            <text:p>ZTCG_ELEMENT</text:p>
          </table:table-cell>
          <table:table-cell office:value-type="string" calcext:value-type="string">
            <text:p>ELEM_EARTH</text:p>
          </table:table-cell>
          <table:table-cell/>
          <table:table-cell table:style-name="ce4" office:value-type="string" calcext:value-type="string" table:number-columns-spanned="1" table:number-rows-spanned="3">
            <text:p>ZTCG_RARITY</text:p>
          </table:table-cell>
          <table:table-cell office:value-type="string" calcext:value-type="string">
            <text:p>RARITY_COMMON</text:p>
          </table:table-cell>
        </table:table-row>
        <table:table-row table:style-name="ro1">
          <table:covered-table-cell/>
          <table:table-cell office:value-type="string" calcext:value-type="string">
            <text:p>TYPE_EQP</text:p>
          </table:table-cell>
          <table:table-cell/>
          <table:covered-table-cell/>
          <table:table-cell office:value-type="string" calcext:value-type="string">
            <text:p>ELEM_WIND</text:p>
          </table:table-cell>
          <table:table-cell/>
          <table:covered-table-cell/>
          <table:table-cell office:value-type="string" calcext:value-type="string">
            <text:p>RARITY_SELDOM</text:p>
          </table:table-cell>
        </table:table-row>
        <table:table-row table:style-name="ro1">
          <table:covered-table-cell/>
          <table:table-cell office:value-type="string" calcext:value-type="string">
            <text:p>TYPE_ACT</text:p>
          </table:table-cell>
          <table:table-cell/>
          <table:covered-table-cell/>
          <table:table-cell office:value-type="string" calcext:value-type="string">
            <text:p>ELEM_FIRE</text:p>
          </table:table-cell>
          <table:table-cell/>
          <table:covered-table-cell/>
          <table:table-cell office:value-type="string" calcext:value-type="string">
            <text:p>RARITY_UNIQUE</text:p>
          </table:table-cell>
        </table:table-row>
        <table:table-row table:style-name="ro1">
          <table:covered-table-cell/>
          <table:table-cell office:value-type="string" calcext:value-type="string">
            <text:p>TYPE_FLD</text:p>
          </table:table-cell>
          <table:table-cell/>
          <table:covered-table-cell/>
          <table:table-cell office:value-type="string" calcext:value-type="string">
            <text:p>ELEM_WAT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CHAR</text:p>
          </table:table-cell>
          <table:table-cell/>
          <table:covered-table-cell/>
          <table:table-cell office:value-type="string" calcext:value-type="string">
            <text:p>ELEM_DARK</text:p>
          </table:table-cell>
          <table:table-cell/>
          <table:table-cell table:style-name="ce1" office:value-type="string" calcext:value-type="string" table:number-columns-spanned="1" table:number-rows-spanned="2">
            <text:p>ZTCG_TRUESTRIKE</text:p>
          </table:table-cell>
          <table:table-cell office:value-type="string" calcext:value-type="string">
            <text:p>STRIKE_NORMAL</text:p>
          </table:table-cell>
        </table:table-row>
        <table:table-row table:style-name="ro1">
          <table:covered-table-cell/>
          <table:table-cell office:value-type="string" calcext:value-type="string">
            <text:p>TYPE_JRB</text:p>
          </table:table-cell>
          <table:table-cell/>
          <table:covered-table-cell/>
          <table:table-cell office:value-type="string" calcext:value-type="string">
            <text:p>ELEM_LIGHT</text:p>
          </table:table-cell>
          <table:table-cell/>
          <table:covered-table-cell/>
          <table:table-cell office:value-type="string" calcext:value-type="string">
            <text:p>STRIKE_TRUE</text:p>
          </table:table-cell>
        </table:table-row>
        <table:table-row table:style-name="ro1">
          <table:covered-table-cell/>
          <table:table-cell office:value-type="string" calcext:value-type="string">
            <text:p>TYPE_BOS</text:p>
          </table:table-cell>
          <table:table-cell/>
          <table:covered-table-cell/>
          <table:table-cell office:value-type="string" calcext:value-type="string">
            <text:p>ELEM_AN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ANYMOB</text:p>
          </table:table-cell>
          <table:table-cell table:number-columns-repeated="4"/>
          <table:table-cell table:style-name="ce1" office:value-type="string" calcext:value-type="string" table:number-columns-spanned="1" table:number-rows-spanned="5">
            <text:p>ZTCG_DRAWMODE</text:p>
          </table:table-cell>
          <table:table-cell office:value-type="string" calcext:value-type="string">
            <text:p>DRAW_SOURCE</text:p>
          </table:table-cell>
        </table:table-row>
        <table:table-row table:style-name="ro1">
          <table:covered-table-cell/>
          <table:table-cell office:value-type="string" calcext:value-type="string">
            <text:p>TYPE_ANY</text:p>
          </table:table-cell>
          <table:table-cell/>
          <table:table-cell table:style-name="ce3" office:value-type="string" calcext:value-type="string">
            <text:p>ZTCG_DONTCARE</text:p>
          </table:table-cell>
          <table:table-cell office:value-type="string" calcext:value-type="string">
            <office:annotation draw:style-name="gr1" draw:text-style-name="P2" svg:width="1.1413in" svg:height="0.8567in" svg:x="9.1736in" svg:y="0.8315in" draw:caption-point-x="-0.2402in" draw:caption-point-y="0.5945in">
              <dc:date>2016-07-20T00:00:00</dc:date>
              <text:p text:style-name="P1"><text:span text:style-name="T1">Use it when you don't have to specify a 'min_lv' or 'max_lv' on a filter </text:span><text:span text:style-name="T2">query</text:span><text:span text:style-name="T1">.</text:span></text:p>
            </office:annotation>
            <text:p>ZTCG_DONTCARE *</text:p>
          </table:table-cell>
          <table:table-cell/>
          <table:covered-table-cell/>
          <table:table-cell office:value-type="string" calcext:value-type="string">
            <text:p>DRAW_SCALED</text:p>
          </table:table-cell>
        </table:table-row>
        <table:table-row table:style-name="ro1">
          <table:covered-table-cell/>
          <table:table-cell office:value-type="string" calcext:value-type="string">
            <text:p>LVL_ACTION</text:p>
          </table:table-cell>
          <table:table-cell/>
          <table:table-cell table:style-name="ce3" office:value-type="string" calcext:value-type="string">
            <text:p>ZTCG_NIL</text:p>
          </table:table-cell>
          <table:table-cell office:value-type="string" calcext:value-type="string">
            <office:annotation draw:style-name="gr1" draw:text-style-name="P2" svg:width="1.1413in" svg:height="0.8567in" svg:x="9.1736in" svg:y="1.0094in" draw:caption-point-x="-0.2402in" draw:caption-point-y="0.5945in">
              <dc:date>2016-07-21T00:00:00</dc:date>
              <text:p text:style-name="P1"><text:span text:style-name="T1">Use this when you don't want to check for "substrings" on your filter </text:span><text:span text:style-name="T2">query</text:span><text:span text:style-name="T1">.</text:span></text:p>
            </office:annotation>
            <text:p>ZTCG_NIL *</text:p>
          </table:table-cell>
          <table:table-cell/>
          <table:covered-table-cell/>
          <table:table-cell office:value-type="string" calcext:value-type="string">
            <text:p>DRAW_TINTED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DRAW_ROTATE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CALL</text:p>
          </table:table-cell>
          <table:table-cell office:value-type="string" calcext:value-type="string">
            <text:p>CALL_ACTION</text:p>
          </table:table-cell>
          <table:table-cell/>
          <table:table-cell table:style-name="ce1" office:value-type="string" calcext:value-type="string" table:number-columns-spanned="1" table:number-rows-spanned="7">
            <text:p>ZTCG_COLORID</text:p>
          </table:table-cell>
          <table:table-cell office:value-type="string" calcext:value-type="string">
            <text:p>COLOR_BLUE</text:p>
          </table:table-cell>
          <table:table-cell/>
          <table:covered-table-cell/>
          <table:table-cell office:value-type="string" calcext:value-type="string">
            <text:p>DRAW_COMPLEX</text:p>
          </table:table-cell>
        </table:table-row>
        <table:table-row table:style-name="ro1">
          <table:covered-table-cell/>
          <table:table-cell office:value-type="string" calcext:value-type="string">
            <text:p>CALL_CHAR_ACTION1</text:p>
          </table:table-cell>
          <table:table-cell/>
          <table:covered-table-cell/>
          <table:table-cell office:value-type="string" calcext:value-type="string">
            <text:p>COLOR_RE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L_CHAR_ACTION2</text:p>
          </table:table-cell>
          <table:table-cell/>
          <table:covered-table-cell/>
          <table:table-cell office:value-type="string" calcext:value-type="string">
            <text:p>COLOR_GREEN</text:p>
          </table:table-cell>
          <table:table-cell/>
          <table:table-cell table:style-name="ce1" office:value-type="string" calcext:value-type="string" table:number-columns-spanned="1" table:number-rows-spanned="4">
            <text:p>ZTCG_DRAWFLAG</text:p>
          </table:table-cell>
          <table:table-cell office:value-type="string" calcext:value-type="string">
            <text:p>FLIP_NONE</text:p>
          </table:table-cell>
        </table:table-row>
        <table:table-row table:style-name="ro1">
          <table:covered-table-cell/>
          <table:table-cell office:value-type="string" calcext:value-type="string">
            <text:p>CALL_CHAR_ACTION3</text:p>
          </table:table-cell>
          <table:table-cell/>
          <table:covered-table-cell/>
          <table:table-cell office:value-type="string" calcext:value-type="string">
            <text:p>COLOR_GOLD</text:p>
          </table:table-cell>
          <table:table-cell/>
          <table:covered-table-cell table:style-name="ce1"/>
          <table:table-cell office:value-type="string" calcext:value-type="string">
            <text:p>FLIP_HORIZONTAL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LOR_SILVER</text:p>
          </table:table-cell>
          <table:table-cell/>
          <table:covered-table-cell/>
          <table:table-cell office:value-type="string" calcext:value-type="string">
            <text:p>FLIP_VERTIC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FLAGTYPE</text:p>
          </table:table-cell>
          <table:table-cell office:value-type="string" calcext:value-type="string">
            <text:p>FLAG_TYPE</text:p>
          </table:table-cell>
          <table:table-cell/>
          <table:covered-table-cell/>
          <table:table-cell office:value-type="string" calcext:value-type="string">
            <text:p>COLOR_WHITE</text:p>
          </table:table-cell>
          <table:table-cell/>
          <table:covered-table-cell/>
          <table:table-cell office:value-type="string" calcext:value-type="string">
            <text:p>FLIP_HORIZONTAL_VERTICAL</text:p>
          </table:table-cell>
        </table:table-row>
        <table:table-row table:style-name="ro1">
          <table:covered-table-cell/>
          <table:table-cell office:value-type="string" calcext:value-type="string">
            <text:p>FLAG_ELEM</text:p>
          </table:table-cell>
          <table:table-cell/>
          <table:covered-table-cell/>
          <table:table-cell office:value-type="string" calcext:value-type="string">
            <text:p>COLOR_BLACK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1" table:number-rows-spanned="3">
            <text:p>ZTCG_DRAWBLEND</text:p>
          </table:table-cell>
          <table:table-cell office:value-type="string" calcext:value-type="string">
            <text:p>BLEND_AD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COMPARATOR</text:p>
          </table:table-cell>
          <table:table-cell office:value-type="string" calcext:value-type="string">
            <text:p>LESSER</text:p>
          </table:table-cell>
          <table:table-cell/>
          <table:table-cell table:style-name="ce1" office:value-type="string" calcext:value-type="string" table:number-columns-spanned="1" table:number-rows-spanned="2">
            <text:p>ZTCG_PREVENTTYPE</text:p>
          </table:table-cell>
          <table:table-cell office:value-type="string" calcext:value-type="string">
            <text:p>PREVENT_ANY</text:p>
          </table:table-cell>
          <table:table-cell/>
          <table:covered-table-cell/>
          <table:table-cell office:value-type="string" calcext:value-type="string">
            <text:p>BLEND_SRC_MINUS_DEST</text:p>
          </table:table-cell>
        </table:table-row>
        <table:table-row table:style-name="ro1">
          <table:covered-table-cell/>
          <table:table-cell office:value-type="string" calcext:value-type="string">
            <text:p>GREATER</text:p>
          </table:table-cell>
          <table:table-cell/>
          <table:covered-table-cell/>
          <table:table-cell office:value-type="string" calcext:value-type="string">
            <text:p>PREVENT_CHARONLY</text:p>
          </table:table-cell>
          <table:table-cell/>
          <table:covered-table-cell/>
          <table:table-cell office:value-type="string" calcext:value-type="string">
            <text:p>BLEND_DEST_MINUS_SRC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3">
            <text:p>ZTCG_PLAYERMODE</text:p>
          </table:table-cell>
          <table:table-cell office:value-type="string" calcext:value-type="string">
            <text:p>ONLY_ADVSRY</text:p>
          </table:table-cell>
          <table:table-cell/>
          <table:table-cell table:style-name="ce1" office:value-type="string" calcext:value-type="string" table:number-columns-spanned="1" table:number-rows-spanned="6">
            <text:p>ZTCG_RECOVERTYPE</text:p>
          </table:table-cell>
          <table:table-cell office:value-type="string" calcext:value-type="string">
            <text:p>RECOVER_ANY</text:p>
          </table:table-cell>
          <table:table-cell/>
          <table:table-cell table:style-name="ce1" office:value-type="string" calcext:value-type="string" table:number-columns-spanned="1" table:number-rows-spanned="8">
            <text:p>ZTCG_BLENDMODE</text:p>
          </table:table-cell>
          <table:table-cell office:value-type="string" calcext:value-type="string">
            <text:p>BLEND_ZERO</text:p>
          </table:table-cell>
        </table:table-row>
        <table:table-row table:style-name="ro1">
          <table:covered-table-cell/>
          <table:table-cell office:value-type="string" calcext:value-type="string">
            <text:p>ONLY_PLAYER</text:p>
          </table:table-cell>
          <table:table-cell/>
          <table:covered-table-cell/>
          <table:table-cell office:value-type="string" calcext:value-type="string">
            <text:p>RECOVER_MOB</text:p>
          </table:table-cell>
          <table:table-cell/>
          <table:covered-table-cell/>
          <table:table-cell office:value-type="string" calcext:value-type="string">
            <text:p>BLEND_ONE</text:p>
          </table:table-cell>
        </table:table-row>
        <table:table-row table:style-name="ro1">
          <table:covered-table-cell/>
          <table:table-cell office:value-type="string" calcext:value-type="string">
            <text:p>ANY_PLAYER</text:p>
          </table:table-cell>
          <table:table-cell/>
          <table:covered-table-cell/>
          <table:table-cell office:value-type="string" calcext:value-type="string">
            <text:p>RECOVER_EQP</text:p>
          </table:table-cell>
          <table:table-cell/>
          <table:covered-table-cell/>
          <table:table-cell office:value-type="string" calcext:value-type="string">
            <text:p>BLEND_ALPHA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COVER_ACT</text:p>
          </table:table-cell>
          <table:table-cell/>
          <table:covered-table-cell/>
          <table:table-cell office:value-type="string" calcext:value-type="string">
            <text:p>BLEND_INVERSE_ALPHA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ZTCG_ATKSRC</text:p>
          </table:table-cell>
          <table:table-cell office:value-type="string" calcext:value-type="string">
            <text:p>ATKSRC_MOB</text:p>
          </table:table-cell>
          <table:table-cell/>
          <table:covered-table-cell/>
          <table:table-cell office:value-type="string" calcext:value-type="string">
            <text:p>RECOVER_FLD</text:p>
          </table:table-cell>
          <table:table-cell/>
          <table:covered-table-cell/>
          <table:table-cell office:value-type="string" calcext:value-type="string">
            <text:p>BLEND_SRC_COLOR</text:p>
          </table:table-cell>
        </table:table-row>
        <table:table-row table:style-name="ro1">
          <table:covered-table-cell/>
          <table:table-cell office:value-type="string" calcext:value-type="string">
            <text:p>ATKSRC_CHA</text:p>
          </table:table-cell>
          <table:table-cell/>
          <table:covered-table-cell/>
          <table:table-cell office:value-type="string" calcext:value-type="string">
            <text:p>RECOVER_TOP</text:p>
          </table:table-cell>
          <table:table-cell/>
          <table:covered-table-cell/>
          <table:table-cell office:value-type="string" calcext:value-type="string">
            <text:p>BLEND_DEST_COLOR</text:p>
          </table:table-cell>
        </table:table-row>
        <table:table-row table:style-name="ro1">
          <table:covered-table-cell/>
          <table:table-cell office:value-type="string" calcext:value-type="string">
            <text:p>ATKSRC_ACT</text:p>
          </table:table-cell>
          <table:table-cell table:number-columns-repeated="4"/>
          <table:covered-table-cell/>
          <table:table-cell office:value-type="string" calcext:value-type="string">
            <text:p>BLEND_INVERSE_SRC_COLOR</text:p>
          </table:table-cell>
        </table:table-row>
        <table:table-row table:style-name="ro1">
          <table:covered-table-cell/>
          <table:table-cell office:value-type="string" calcext:value-type="string">
            <text:p>ATKSRC_EQP</text:p>
          </table:table-cell>
          <table:table-cell/>
          <table:table-cell table:style-name="ce1" office:value-type="string" calcext:value-type="string" table:number-columns-spanned="1" table:number-rows-spanned="7">
            <text:p>ZTCG_ATKRES</text:p>
          </table:table-cell>
          <table:table-cell office:value-type="string" calcext:value-type="string">
            <text:p>ATKRES_NIL</text:p>
          </table:table-cell>
          <table:table-cell/>
          <table:covered-table-cell/>
          <table:table-cell office:value-type="string" calcext:value-type="string">
            <text:p>BLEND_INVERSE_DEST_COLOR</text:p>
          </table:table-cell>
        </table:table-row>
        <table:table-row table:style-name="ro1">
          <table:covered-table-cell/>
          <table:table-cell office:value-type="string" calcext:value-type="string">
            <text:p>ATKSRC_NIL</text:p>
          </table:table-cell>
          <table:table-cell/>
          <table:covered-table-cell/>
          <table:table-cell office:value-type="string" calcext:value-type="string">
            <text:p>ATKRES_DONT_HIT_CHAR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DONT_HIT_MOB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FIXED_SLO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8">
            <text:p>ZTCG_FIXEDTARGET</text:p>
          </table:table-cell>
          <table:table-cell office:value-type="string" calcext:value-type="string">
            <text:p>SLOT_CHAR</text:p>
          </table:table-cell>
          <table:table-cell/>
          <table:covered-table-cell/>
          <table:table-cell office:value-type="string" calcext:value-type="string">
            <text:p>ATKRES_FIXED_SLOT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1</text:p>
          </table:table-cell>
          <table:table-cell/>
          <table:covered-table-cell/>
          <table:table-cell office:value-type="string" calcext:value-type="string">
            <text:p>ATKRES_FIXED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2</text:p>
          </table:table-cell>
          <table:table-cell/>
          <table:covered-table-cell/>
          <table:table-cell office:value-type="string" calcext:value-type="string">
            <text:p>ATKRES_NO_TARGE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4</text:p>
          </table:table-cell>
          <table:table-cell/>
          <table:table-cell table:style-name="ce1" office:value-type="string" calcext:value-type="string" table:number-columns-spanned="1" table:number-rows-spanned="2">
            <text:p>ZTCG_PREVENT</text:p>
          </table:table-cell>
          <table:table-cell office:value-type="string" calcext:value-type="string">
            <text:p>DIS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5</text:p>
          </table:table-cell>
          <table:table-cell/>
          <table:covered-table-cell/>
          <table:table-cell office:value-type="string" calcext:value-type="string">
            <text:p>EN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7</text:p>
          </table:table-cell>
          <table:table-cell/>
          <table:table-cell table:style-name="ce1" office:value-type="string" calcext:value-type="string" table:number-columns-spanned="1" table:number-rows-spanned="2">
            <text:p>ZTCG_COUNTER</text:p>
          </table:table-cell>
          <table:table-cell office:value-type="string" calcext:value-type="string">
            <text:p>IS_STARTER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COUN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GLOBALMODE</text:p>
          </table:table-cell>
          <table:table-cell office:value-type="string" calcext:value-type="string">
            <text:p>GLOBAL_HITCHAR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ZTCG_SCOUTMODE</text:p>
          </table:table-cell>
          <table:table-cell office:value-type="string" calcext:value-type="string">
            <text:p>SCOUT_NORMAL</text:p>
          </table:table-cell>
        </table:table-row>
        <table:table-row table:style-name="ro1">
          <table:covered-table-cell/>
          <table:table-cell office:value-type="string" calcext:value-type="string">
            <text:p>GLOBAL_HITMOBS</text:p>
          </table:table-cell>
          <table:table-cell/>
          <table:table-cell table:style-name="ce1" office:value-type="string" calcext:value-type="string" table:number-columns-spanned="1" table:number-rows-spanned="3">
            <text:p>ZTCG_BLOCKAURA</text:p>
          </table:table-cell>
          <table:table-cell office:value-type="string" calcext:value-type="string">
            <text:p>AURA_STUN</text:p>
          </table:table-cell>
          <table:table-cell/>
          <table:covered-table-cell/>
          <table:table-cell office:value-type="string" calcext:value-type="string">
            <text:p>SCOUT_SUMMON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RA_SILEN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DECKORIENT</text:p>
          </table:table-cell>
          <table:table-cell office:value-type="string" calcext:value-type="string">
            <text:p>DECK_TOP</text:p>
          </table:table-cell>
          <table:table-cell/>
          <table:covered-table-cell/>
          <table:table-cell office:value-type="string" calcext:value-type="string">
            <text:p>AURA_HIJACK</text:p>
          </table:table-cell>
          <table:table-cell/>
          <table:table-cell table:style-name="ce1" office:value-type="string" calcext:value-type="string" table:number-columns-spanned="1" table:number-rows-spanned="32">
            <text:p>ZTCG_TABLESLOTID</text:p>
          </table:table-cell>
          <table:table-cell office:value-type="string" calcext:value-type="string">
            <text:p>SLOT_PLAYERCHAR</text:p>
          </table:table-cell>
        </table:table-row>
        <table:table-row table:style-name="ro1">
          <table:covered-table-cell/>
          <table:table-cell office:value-type="string" calcext:value-type="string">
            <text:p>DECK_BOTTOM</text:p>
          </table:table-cell>
          <table:table-cell table:number-columns-repeated="4"/>
          <table:covered-table-cell/>
          <table:table-cell office:value-type="string" calcext:value-type="string">
            <text:p>SLOT_PLAYERMOB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2">
            <text:p>ZTCG_PEEK</text:p>
          </table:table-cell>
          <table:table-cell office:value-type="string" calcext:value-type="string">
            <text:p>CARDLIST_HIDE</text:p>
          </table:table-cell>
          <table:table-cell/>
          <table:covered-table-cell/>
          <table:table-cell office:value-type="string" calcext:value-type="string">
            <text:p>SLOT_PLAYERMOB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PLAYCARDMODE</text:p>
          </table:table-cell>
          <table:table-cell office:value-type="string" calcext:value-type="string">
            <text:p>PLAY_MOB</text:p>
          </table:table-cell>
          <table:table-cell/>
          <table:covered-table-cell/>
          <table:table-cell office:value-type="string" calcext:value-type="string">
            <text:p>CARDLIST_PEEK</text:p>
          </table:table-cell>
          <table:table-cell/>
          <table:covered-table-cell/>
          <table:table-cell office:value-type="string" calcext:value-type="string">
            <text:p>SLOT_PLAYERMOB3</text:p>
          </table:table-cell>
        </table:table-row>
        <table:table-row table:style-name="ro1">
          <table:covered-table-cell/>
          <table:table-cell office:value-type="string" calcext:value-type="string">
            <text:p>PLAY_EQUIP</text:p>
          </table:table-cell>
          <table:table-cell table:number-columns-repeated="4"/>
          <table:covered-table-cell/>
          <table:table-cell office:value-type="string" calcext:value-type="string">
            <text:p>SLOT_PLAYERMOB4</text:p>
          </table:table-cell>
        </table:table-row>
        <table:table-row table:style-name="ro1">
          <table:covered-table-cell/>
          <table:table-cell office:value-type="string" calcext:value-type="string">
            <text:p>PLAY_ACTION</text:p>
          </table:table-cell>
          <table:table-cell/>
          <table:table-cell table:style-name="ce1" office:value-type="string" calcext:value-type="string" table:number-columns-spanned="1" table:number-rows-spanned="5">
            <text:p>ZTCG_DECKMOVE</text:p>
          </table:table-cell>
          <table:table-cell office:value-type="string" calcext:value-type="string">
            <text:p>TAKE_BYNAME</text:p>
          </table:table-cell>
          <table:table-cell/>
          <table:covered-table-cell/>
          <table:table-cell office:value-type="string" calcext:value-type="string">
            <text:p>SLOT_PLAYERMOB5</text:p>
          </table:table-cell>
        </table:table-row>
        <table:table-row table:style-name="ro1">
          <table:covered-table-cell/>
          <table:table-cell office:value-type="string" calcext:value-type="string">
            <text:p>PLAY_FIELD</text:p>
          </table:table-cell>
          <table:table-cell/>
          <table:covered-table-cell/>
          <table:table-cell office:value-type="string" calcext:value-type="string">
            <text:p>TAKE_CARDID</text:p>
          </table:table-cell>
          <table:table-cell/>
          <table:covered-table-cell/>
          <table:table-cell office:value-type="string" calcext:value-type="string">
            <text:p>SLOT_PLAYERMOB6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TAKE_NEXT</text:p>
          </table:table-cell>
          <table:table-cell/>
          <table:covered-table-cell/>
          <table:table-cell office:value-type="string" calcext:value-type="string">
            <text:p>SLOT_PLAYERMOB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UT_TOP</text:p>
          </table:table-cell>
          <table:table-cell/>
          <table:covered-table-cell/>
          <table:table-cell office:value-type="string" calcext:value-type="string">
            <text:p>SLOT_PLAYEREQP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UMMONMODE</text:p>
          </table:table-cell>
          <table:table-cell office:value-type="string" calcext:value-type="string">
            <text:p>PLAY_NORMALSUMMON</text:p>
          </table:table-cell>
          <table:table-cell/>
          <table:covered-table-cell/>
          <table:table-cell office:value-type="string" calcext:value-type="string">
            <text:p>PUT_BOTTOM</text:p>
          </table:table-cell>
          <table:table-cell/>
          <table:covered-table-cell/>
          <table:table-cell office:value-type="string" calcext:value-type="string">
            <text:p>SLOT_PLAYEREQP2</text:p>
          </table:table-cell>
        </table:table-row>
        <table:table-row table:style-name="ro1">
          <table:covered-table-cell/>
          <table:table-cell office:value-type="string" calcext:value-type="string">
            <text:p>PLAY_SCOUTSUMMON</text:p>
          </table:table-cell>
          <table:table-cell table:number-columns-repeated="4"/>
          <table:covered-table-cell/>
          <table:table-cell office:value-type="string" calcext:value-type="string">
            <text:p>SLOT_PLAYEREQP3</text:p>
          </table:table-cell>
        </table:table-row>
        <table:table-row table:style-name="ro1">
          <table:covered-table-cell/>
          <table:table-cell office:value-type="string" calcext:value-type="string">
            <text:p>PLAY_FORCESUMMON</text:p>
          </table:table-cell>
          <table:table-cell/>
          <table:table-cell table:style-name="ce1" office:value-type="string" calcext:value-type="string" table:number-columns-spanned="1" table:number-rows-spanned="2">
            <text:p>ZTCG_EQUIPMODE</text:p>
          </table:table-cell>
          <table:table-cell office:value-type="string" calcext:value-type="string">
            <text:p>PLAY_NORMALEQUIP</text:p>
          </table:table-cell>
          <table:table-cell/>
          <table:covered-table-cell/>
          <table:table-cell office:value-type="string" calcext:value-type="string">
            <text:p>SLOT_PLAYEREQP4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LAY_GEARUPEQUIP</text:p>
          </table:table-cell>
          <table:table-cell/>
          <table:covered-table-cell/>
          <table:table-cell office:value-type="string" calcext:value-type="string">
            <text:p>SLOT_PLAYER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LOCATEMODE</text:p>
          </table:table-cell>
          <table:table-cell office:value-type="string" calcext:value-type="string">
            <text:p>PLAY_NORMALFIELD</text:p>
          </table:table-cell>
          <table:table-cell table:number-columns-repeated="4"/>
          <table:covered-table-cell/>
          <table:table-cell office:value-type="string" calcext:value-type="string">
            <text:p>SLOT_PLAYEREQP6</text:p>
          </table:table-cell>
        </table:table-row>
        <table:table-row table:style-name="ro1">
          <table:covered-table-cell/>
          <table:table-cell office:value-type="string" calcext:value-type="string">
            <office:annotation draw:style-name="gr2" draw:text-style-name="P4" svg:width="1.1413in" svg:height="0.8567in" svg:x="3.811in" svg:y="9.898in" draw:caption-point-x="-0.2402in" draw:caption-point-y="0.5945in">
              <dc:date>2016-07-13T00:00:00</dc:date>
              <text:p text:style-name="P3"><text:span text:style-name="T1">NOTE: this only plays a field if the first card of the hand is a FIELD-type.</text:span></text:p>
            </office:annotation>
            <text:p>PLAY_FIRSTCARDFIELD *</text:p>
          </table:table-cell>
          <table:table-cell/>
          <table:table-cell table:style-name="ce1" office:value-type="string" calcext:value-type="string" table:number-columns-spanned="1" table:number-rows-spanned="3">
            <text:p>ZTCG_AURAMODE</text:p>
          </table:table-cell>
          <table:table-cell office:value-type="string" calcext:value-type="string">
            <text:p>GLOBALAURA_PASS_PLAYER</text:p>
          </table:table-cell>
          <table:table-cell/>
          <table:covered-table-cell/>
          <table:table-cell office:value-type="string" calcext:value-type="string">
            <text:p>SLOT_PLAYEREQP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LOBALAURA_PASS_ADVSRY</text:p>
          </table:table-cell>
          <table:table-cell/>
          <table:covered-table-cell/>
          <table:table-cell office:value-type="string" calcext:value-type="string">
            <text:p>SLOT_PLAYERFLD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LOBALAURA_BOTH_PLAYERS</text:p>
          </table:table-cell>
          <table:table-cell/>
          <table:covered-table-cell/>
          <table:table-cell office:value-type="string" calcext:value-type="string">
            <text:p>SLOT_ADVSRYCHA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DECKTYPE</text:p>
          </table:table-cell>
          <table:table-cell office:value-type="string" calcext:value-type="string">
            <text:p>DECK_HAND</text:p>
          </table:table-cell>
          <table:table-cell table:number-columns-repeated="4"/>
          <table:covered-table-cell/>
          <table:table-cell office:value-type="string" calcext:value-type="string">
            <text:p>SLOT_ADVSRYMOB1</text:p>
          </table:table-cell>
        </table:table-row>
        <table:table-row table:style-name="ro1">
          <table:covered-table-cell/>
          <table:table-cell office:value-type="string" calcext:value-type="string">
            <text:p>DECK_DECK</text:p>
          </table:table-cell>
          <table:table-cell/>
          <table:table-cell table:style-name="ce1" office:value-type="string" calcext:value-type="string" table:number-columns-spanned="1" table:number-rows-spanned="2">
            <text:p>ZTCG_TARGETTYPE</text:p>
          </table:table-cell>
          <table:table-cell office:value-type="string" calcext:value-type="string">
            <text:p>ATTACKED_CHAR</text:p>
          </table:table-cell>
          <table:table-cell/>
          <table:covered-table-cell/>
          <table:table-cell office:value-type="string" calcext:value-type="string">
            <text:p>SLOT_ADVSRYMOB2</text:p>
          </table:table-cell>
        </table:table-row>
        <table:table-row table:style-name="ro1">
          <table:covered-table-cell/>
          <table:table-cell office:value-type="string" calcext:value-type="string">
            <text:p>DECK_GRAV</text:p>
          </table:table-cell>
          <table:table-cell/>
          <table:covered-table-cell/>
          <table:table-cell office:value-type="string" calcext:value-type="string">
            <text:p>ATTACKED_MOB</text:p>
          </table:table-cell>
          <table:table-cell/>
          <table:covered-table-cell/>
          <table:table-cell office:value-type="string" calcext:value-type="string">
            <text:p>SLOT_ADVSRYMOB3</text:p>
          </table:table-cell>
        </table:table-row>
        <table:table-row table:style-name="ro1">
          <table:covered-table-cell/>
          <table:table-cell office:value-type="string" calcext:value-type="string">
            <text:p>DECK_CARD</text:p>
          </table:table-cell>
          <table:table-cell table:number-columns-repeated="4"/>
          <table:covered-table-cell/>
          <table:table-cell office:value-type="string" calcext:value-type="string">
            <text:p>SLOT_ADVSRYMOB4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MOB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BOXTYPE</text:p>
          </table:table-cell>
          <table:table-cell office:value-type="string" calcext:value-type="string">
            <text:p>SBOX_MOB</text:p>
          </table:table-cell>
          <table:table-cell table:number-columns-repeated="4"/>
          <table:covered-table-cell/>
          <table:table-cell office:value-type="string" calcext:value-type="string">
            <text:p>SLOT_ADVSRYMOB6</text:p>
          </table:table-cell>
        </table:table-row>
        <table:table-row table:style-name="ro1">
          <table:covered-table-cell/>
          <table:table-cell office:value-type="string" calcext:value-type="string">
            <text:p>SBOX_CHAR</text:p>
          </table:table-cell>
          <table:table-cell/>
          <table:table-cell table:style-name="ce1" office:value-type="string" calcext:value-type="string" table:number-columns-spanned="1" table:number-rows-spanned="2">
            <text:p>ZTCG_FILTER</text:p>
          </table:table-cell>
          <table:table-cell office:value-type="string" calcext:value-type="string">
            <text:p>NO_FILTER</text:p>
          </table:table-cell>
          <table:table-cell/>
          <table:covered-table-cell/>
          <table:table-cell office:value-type="string" calcext:value-type="string">
            <text:p>SLOT_ADVSRYMOB7</text:p>
          </table:table-cell>
        </table:table-row>
        <table:table-row table:style-name="ro1">
          <table:covered-table-cell/>
          <table:table-cell office:value-type="string" calcext:value-type="string">
            <text:p>SBOX_EQUIP</text:p>
          </table:table-cell>
          <table:table-cell/>
          <table:covered-table-cell/>
          <table:table-cell office:value-type="string" calcext:value-type="string">
            <text:p>USE_FILTER</text:p>
          </table:table-cell>
          <table:table-cell/>
          <table:covered-table-cell/>
          <table:table-cell office:value-type="string" calcext:value-type="string">
            <text:p>SLOT_ADVSRYEQP1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EQP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GAMEHUBTYPE</text:p>
          </table:table-cell>
          <table:table-cell office:value-type="string" calcext:value-type="string">
            <text:p>IS_P2</text:p>
          </table:table-cell>
          <table:table-cell table:number-columns-repeated="4"/>
          <table:covered-table-cell/>
          <table:table-cell office:value-type="string" calcext:value-type="string">
            <text:p>SLOT_ADVSRYEQP3</text:p>
          </table:table-cell>
        </table:table-row>
        <table:table-row table:style-name="ro1">
          <table:covered-table-cell/>
          <table:table-cell office:value-type="string" calcext:value-type="string">
            <text:p>IS_P1</text:p>
          </table:table-cell>
          <table:table-cell/>
          <table:table-cell table:style-name="ce1" office:value-type="string" calcext:value-type="string" table:number-columns-spanned="1" table:number-rows-spanned="2">
            <text:p>ZTCG_PLAYERTYPE</text:p>
          </table:table-cell>
          <table:table-cell office:value-type="string" calcext:value-type="string">
            <text:p>IS_ADVSRY</text:p>
          </table:table-cell>
          <table:table-cell/>
          <table:covered-table-cell/>
          <table:table-cell office:value-type="string" calcext:value-type="string">
            <text:p>SLOT_ADVSRYEQP4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PLAYER</text:p>
          </table:table-cell>
          <table:table-cell/>
          <table:covered-table-cell/>
          <table:table-cell office:value-type="string" calcext:value-type="string">
            <text:p>SLOT_ADVSRY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ATTACKSTATE</text:p>
          </table:table-cell>
          <table:table-cell office:value-type="string" calcext:value-type="string">
            <text:p>THINK_ATTACK</text:p>
          </table:table-cell>
          <table:table-cell table:number-columns-repeated="4"/>
          <table:covered-table-cell/>
          <table:table-cell office:value-type="string" calcext:value-type="string">
            <text:p>SLOT_ADVSRYEQP6</text:p>
          </table:table-cell>
        </table:table-row>
        <table:table-row table:style-name="ro1">
          <table:covered-table-cell/>
          <table:table-cell office:value-type="string" calcext:value-type="string">
            <text:p>APPLY_ATTACK</text:p>
          </table:table-cell>
          <table:table-cell/>
          <table:table-cell table:style-name="ce1" office:value-type="string" calcext:value-type="string" table:number-columns-spanned="1" table:number-rows-spanned="2">
            <text:p>ZTCG_REMOVETYPE</text:p>
          </table:table-cell>
          <table:table-cell office:value-type="string" calcext:value-type="string">
            <text:p>IS_DESTROYED</text:p>
          </table:table-cell>
          <table:table-cell/>
          <table:covered-table-cell/>
          <table:table-cell office:value-type="string" calcext:value-type="string">
            <text:p>SLOT_ADVSRYEQP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DISCARDED</text:p>
          </table:table-cell>
          <table:table-cell/>
          <table:covered-table-cell/>
          <table:table-cell office:value-type="string" calcext:value-type="string">
            <text:p>SLOT_ADVSRYFL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7:44:29.7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1DT22H32M24S</meta:editing-duration>
    <meta:editing-cycles>25</meta:editing-cycles>
    <meta:generator>LibreOffice/7.2.1.2$Windows_X86_64 LibreOffice_project/87b77fad49947c1441b67c559c339af8f3517e22</meta:generator>
    <dc:date>2021-12-16T17:36:09.452000000</dc:date>
    <meta:document-statistic meta:table-count="3" meta:cell-count="217" meta:object-count="0"/>
    <meta:user-defined meta:name="Info 1"/>
    <meta:user-defined meta:name="Info 2"/>
    <meta:user-defined meta:name="Info 3"/>
    <meta:user-defined meta:name="Info 4"/>
  </office:meta>
</office:document-meta>
</file>